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80C6FF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80C6FFE8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80C6FFE8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80C6FFE8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80C6FFE8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80C6FFE8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80C6FFE8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80C6FFE8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80C6FFE8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80C6FF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8T15:09:40.152230092</dc:date>
    <meta:editing-duration>P1DT12H53M22S</meta:editing-duration>
    <meta:editing-cycles>9</meta:editing-cycles>
    <meta:generator>LibreOffice/7.6.7.2$Linux_X86_64 LibreOffice_project/60$Build-2</meta:generator>
    <meta:print-date>2024-08-13T14:56:08.314117117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